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</style:style>
    <style:style style:name="P2" style:family="paragraph" style:parent-style-name="Heading_20_2" style:master-page-name="Standard">
      <style:paragraph-properties style:page-number="auto"/>
    </style:style>
    <style:style style:name="P3" style:family="paragraph" style:parent-style-name="Heading_20_4">
      <style:text-properties officeooo:paragraph-rsid="000c4291"/>
    </style:style>
    <style:style style:name="P4" style:family="paragraph" style:parent-style-name="Heading_20_4">
      <style:text-properties officeooo:paragraph-rsid="000d0b1f"/>
    </style:style>
    <style:style style:name="P5" style:family="paragraph" style:parent-style-name="Heading_20_4">
      <style:text-properties officeooo:rsid="00172f69" officeooo:paragraph-rsid="00172f69"/>
    </style:style>
    <style:style style:name="P6" style:family="paragraph" style:parent-style-name="Standard" style:list-style-name="L2">
      <style:text-properties officeooo:paragraph-rsid="000c4291"/>
    </style:style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paragraph-rsid="000c4291"/>
    </style:style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0c4291"/>
    </style:style>
    <style:style style:name="P11" style:family="paragraph" style:parent-style-name="Standard" style:list-style-name="L4">
      <style:text-properties officeooo:paragraph-rsid="000d0b1f"/>
    </style:style>
    <style:style style:name="P12" style:family="paragraph" style:parent-style-name="Standard" style:list-style-name="L5">
      <style:text-properties officeooo:rsid="000c4291" officeooo:paragraph-rsid="000c4291"/>
    </style:style>
    <style:style style:name="P13" style:family="paragraph" style:parent-style-name="Standard" style:list-style-name="L7">
      <style:text-properties officeooo:rsid="000c4291" officeooo:paragraph-rsid="000c4291"/>
    </style:style>
    <style:style style:name="P14" style:family="paragraph" style:parent-style-name="Standard" style:list-style-name="L2">
      <style:text-properties officeooo:rsid="000c4291" officeooo:paragraph-rsid="000c4291"/>
    </style:style>
    <style:style style:name="P15" style:family="paragraph" style:parent-style-name="Standard" style:list-style-name="L7">
      <style:text-properties fo:font-weight="bold" officeooo:rsid="000c4291" officeooo:paragraph-rsid="000c4291" style:font-weight-asian="bold" style:font-weight-complex="bold"/>
    </style:style>
    <style:style style:name="P16" style:family="paragraph" style:parent-style-name="Standard" style:list-style-name="L6"/>
    <style:style style:name="P17" style:family="paragraph" style:parent-style-name="Standard" style:list-style-name="L8">
      <style:text-properties officeooo:rsid="00172f69" officeooo:paragraph-rsid="00172f69"/>
    </style:style>
    <style:style style:name="P18" style:family="paragraph" style:parent-style-name="Standard" style:list-style-name="L10">
      <style:text-properties officeooo:rsid="00172f69" officeooo:paragraph-rsid="00172f69"/>
    </style:style>
    <style:style style:name="P19" style:family="paragraph" style:parent-style-name="Text_20_body" style:list-style-name="L9">
      <style:text-properties officeooo:rsid="00172f69" officeooo:paragraph-rsid="00172f69"/>
    </style:style>
    <style:style style:name="P20" style:family="paragraph" style:parent-style-name="Title"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c13e2"/>
    </style:style>
    <style:style style:name="T5" style:family="text">
      <style:text-properties officeooo:rsid="000c42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4291" style:font-weight-asian="bold" style:font-weight-complex="bold"/>
    </style:style>
    <style:style style:name="T8" style:family="text">
      <style:text-properties officeooo:rsid="00172f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ngine Core Assembly</text:h>
      <text:h text:style-name="P4" text:outline-level="4"><text:span text:style-name="T8">I</text:span>AgentExitCodes</text:h>
      <text:list xml:id="list184568341" text:style-name="L4">
        <text:list-item>
          <text:p text:style-name="P11">Only in TestCentric. In Nunit it is part of the agent itself.</text:p>
        </text:list-item>
        <text:list-item>
          <text:p text:style-name="P11"><text:span text:style-name="T7">Action:</text:span><text:span text:style-name="T5"> </text:span><text:span text:style-name="T8">Change</text:span><text:span text:style-name="T5"> in NUnit</text:span></text:p>
        </text:list-item>
      </text:list>
      <text:h text:style-name="P4" text:outline-level="4">AgentOptions</text:h>
      <text:list xml:id="list3906597143" text:style-name="L3">
        <text:list-item>
          <text:p text:style-name="P7"><text:span text:style-name="T4">Only in TestCentric where it is u</text:span>sed by agents to validate arguments.</text:p>
        </text:list-item>
        <text:list-item>
          <text:p text:style-name="P8"><text:span text:style-name="T7">Action:</text:span><text:span text:style-name="T5"> Implement in NUnit</text:span></text:p>
        </text:list-item>
      </text:list>
      <text:h text:style-name="Heading_20_4" text:outline-level="4">AbstractTestRunnner</text:h>
      <text:list xml:id="list2704916362" text:style-name="L5">
        <text:list-item>
          <text:p text:style-name="P12">Only in TestCentric. Moved to engine itself in Nunit.</text:p>
        </text:list-item>
        <text:list-item>
          <text:p text:style-name="P12"><text:span text:style-name="T6">Action:</text:span> Move <text:span text:style-name="T8">to engine </text:span>in TestCentric</text:p>
        </text:list-item>
      </text:list>
      <text:h text:style-name="P3" text:outline-level="4">DomainManager</text:h>
      <text:list xml:id="list471332015" text:style-name="L7">
        <text:list-item>
          <text:p text:style-name="P13">In Runners namespace in Nunit, Internal in <text:s/>TestCentric</text:p>
        </text:list-item>
        <text:list-item>
          <text:p text:style-name="P15">Action: <text:span text:style-name="T2">Change in NUnit</text:span></text:p>
        </text:list-item>
      </text:list>
      <text:h text:style-name="P3" text:outline-level="4">EnginePackageSettings</text:h>
      <text:list xml:id="list2483060729" text:style-name="L6">
        <text:list-item>
          <text:p text:style-name="P16">Contains all settings in TestCentric, split in two files in Nunit</text:p>
        </text:list-item>
        <text:list-item>
          <text:p text:style-name="P16"><text:span text:style-name="T6">Action:</text:span><text:span text:style-name="T2"> Combine files in Nunit</text:span></text:p>
        </text:list-item>
      </text:list>
      <text:h text:style-name="P5" text:outline-level="4">IDirectory</text:h>
      <text:list xml:id="list3737219352" text:style-name="L8">
        <text:list-item>
          <text:p text:style-name="P17">Only present in NUnit</text:p>
        </text:list-item>
      </text:list>
      <text:h text:style-name="P5" text:outline-level="4">IFile</text:h>
      <text:list xml:id="list3733423648" text:style-name="L9">
        <text:list-item>
          <text:p text:style-name="P19">Only present in NUnit</text:p>
        </text:list-item>
      </text:list>
      <text:h text:style-name="P5" text:outline-level="4">IFileSystem</text:h>
      <text:list xml:id="list3118137241" text:style-name="L10">
        <text:list-item>
          <text:p text:style-name="P18">Only present in NUnit</text:p>
        </text:list-item>
      </text:list>
      <text:h text:style-name="P3" text:outline-level="4">InternalEnginePackageSettings</text:h>
      <text:list xml:id="list1205790339" text:style-name="L2">
        <text:list-item>
          <text:p text:style-name="P6"><text:span text:style-name="T4">Only in N</text:span><text:span text:style-name="T5">U</text:span><text:span text:style-name="T4">nit. </text:span>Combined with EnginePackageSettings in TestCentric.</text:p>
        </text:list-item>
        <text:list-item>
          <text:p text:style-name="P14"><text:span text:style-name="T6">Action:</text:span> Combine files in NUnit</text:p>
        </text:list-item>
      </text:list>
      <text:h text:style-name="P3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">
      <style:paragraph-properties fo:text-align="end" style:justify-single-word="false"/>
    </style:style>
    <style:style style:name="MP2" style:family="paragraph" style:parent-style-name="Title">
      <style:text-properties fo:font-size="20pt" style:font-size-asian="20pt" style:font-size-complex="2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<text:page-number text:select-page="current">1</text:page-number></text:span></text:p>
        <text:p text:style-name="MP2">TestCentric Engine <text:span text:style-name="MT2">vs</text:span> Nuni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2-04-22T18:10:47.277936131</dc:date>
    <meta:editing-duration>PT4S</meta:editing-duration>
    <meta:editing-cycles>1</meta:editing-cycles>
    <meta:document-statistic meta:table-count="0" meta:image-count="0" meta:object-count="0" meta:page-count="1" meta:paragraph-count="27" meta:word-count="132" meta:character-count="801" meta:non-whitespace-character-count="708"/>
  </office:meta>
</office:document-meta>
</file>